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1.578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auto-grow-height="true" fo:min-height="1.703cm"/>
    </style:style>
    <style:style style:name="pr11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Open Sourced Design for Reuse Toolset</text:p>
            <text:p/>
            <text:p/>
            <text:p>John Eaton</text:p>
            <text:p/>
            <text:p>Ouabache Designworks</text:p>
          </draw:text-box>
        </draw:frame>
        <draw:frame presentation:style-name="pr2" draw:layer="layout" svg:width="25.199cm" svg:height="3.256cm" svg:x="1.4cm" svg:y="0.962cm" presentation:class="title">
          <draw:text-box>
            <text:p><text:s text:c="2"/>SOCGEN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883cm" presentation:class="title" presentation:user-transformed="true">
          <draw:text-box>
            <text:p>Socgen</text:p>
          </draw:text-box>
        </draw:frame>
        <draw:frame presentation:style-name="pr5" draw:layer="layout" svg:width="25.199cm" svg:height="15.598cm" svg:x="1.4cm" svg:y="3.175cm" presentation:class="outline" presentation:user-transformed="true">
          <draw:text-box>
            <text:list text:style-name="L2">
              <text:list-item>
                <text:p>Creates a development environment for developing component IP modules and running tool flows.</text:p>
                <text:p/>
              </text:list-item>
              <text:list-item>
                <text:p>Provides a structure for delivering it to the end user and retargeting to another technology.</text:p>
                <text:p/>
              </text:list-item>
              <text:list-item>
                <text:p>Ip-xact enabled.</text:p>
                <text:p/>
              </text:list-item>
              <text:list-item>
                <text:p>Open sourced scripts and example rt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tallation and usage</text:p>
          </draw:text-box>
        </draw:frame>
        <draw:frame presentation:style-name="pr8" draw:layer="layout" svg:width="25.199cm" svg:height="14.329cm" svg:x="1.471cm" svg:y="4.445cm" presentation:class="outline" presentation:user-transformed="true">
          <draw:text-box>
            <text:list text:style-name="L2">
              <text:list-item>
                <text:p>svn co -user &lt;&gt; -passwd &lt;&gt; opencores.org /ocsvn/socgen/socgen/trunk socgen </text:p>
              </text:list-item>
              <text:list-item>
                <text:p>./tools/install/os + local tools + xilinx webpack</text:p>
              </text:list-item>
              <text:list-item>
                <text:p>make workspace</text:p>
              </text:list-item>
              <text:list-item>
                <text:p>make build_hw</text:p>
              </text:list-item>
              <text:list-item>
                <text:p>make build_sw</text:p>
              </text:list-item>
              <text:list-item>
                <text:p>make run_sims</text:p>
              </text:list-item>
              <text:list-item>
                <text:p>make build_fpg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9.685cm" svg:x="1.471cm" svg:y="0.635cm" presentation:class="outline" presentation:user-transformed="true">
          <draw:text-box>
            <text:list text:style-name="L2">
              <text:list-header>
                <text:p><text:s/>Component_name</text:p>
                <text:p><text:s text:c="14"/>ip-xact</text:p>
                <text:p><text:s text:c="23"/>designConfig , toolConfig and yellow pages</text:p>
                <text:p><text:s text:c="14"/>rtl</text:p>
                <text:p><text:s text:c="23"/>xml</text:p>
                <text:p><text:s text:c="29"/>component_version.xml</text:p>
                <text:p><text:s text:c="29"/>component_version.design.xml</text:p>
                <text:p><text:s text:c="29"/>component_version_config.xml</text:p>
                <text:p><text:s text:c="23"/>verilog</text:p>
                <text:p><text:s text:c="29"/>verilogSource</text:p>
                <text:p><text:s text:c="29"/>verilogInclude</text:p>
                <text:p><text:s text:c="29"/>verilogFragment</text:p>
                <text:p><text:s text:c="23"/>fsm</text:p>
                <text:p><text:s text:c="30"/>fsm tool files</text:p>
                <text:p><text:s text:c="23"/>views</text:p>
                <text:p><text:s text:c="34"/>sim</text:p>
                <text:p><text:s text:c="38"/>verilogLibraryFile(s)</text:p>
                <text:p><text:s text:c="34"/>syn </text:p>
                <text:p><text:s text:c="38"/>verilogLibraryFile(s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737cm" svg:x="1.4cm" svg:y="0.82cm" presentation:class="title" presentation:user-transformed="true">
          <draw:text-box>
            <text:p>Simulation </text:p>
          </draw:text-box>
        </draw:frame>
        <draw:frame presentation:style-name="pr5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Component_name</text:p>
                <text:p><text:s text:c="14"/>sim</text:p>
                <text:p><text:s text:c="18"/>xml</text:p>
                <text:p><text:s text:c="23"/>component_version_tb.xml</text:p>
                <text:p><text:s text:c="18"/>lint</text:p>
                <text:p><text:s text:c="23"/>component_version_tb <text:s text:c="5"/>( lint logs)</text:p>
                <text:p><text:s text:c="18"/>coverage</text:p>
                <text:p><text:s text:c="24"/>component_version_tb <text:s/>(files, reports)</text:p>
                <text:p><text:s text:c="18"/>icarus</text:p>
                <text:p><text:s text:c="29"/>version_config_test(s)</text:p>
                <text:p><text:s text:c="37"/>test_define</text:p>
                <text:p><text:s text:c="37"/>vcd_dump</text:p>
                <text:p><text:s text:c="37"/>wave.sav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737cm" svg:x="1.4cm" svg:y="0.82cm" presentation:class="title" presentation:user-transformed="true">
          <draw:text-box>
            <text:p>Synthesys </text:p>
          </draw:text-box>
        </draw:frame>
        <draw:frame presentation:style-name="pr5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Component_name</text:p>
                <text:p><text:s text:c="14"/>syn <text:s text:c="2"/></text:p>
                <text:p><text:s text:c="17"/>ise</text:p>
                <text:p><text:s text:c="22"/>target_version_config(s)</text:p>
                <text:p><text:s text:c="31"/>target</text:p>
                <text:p><text:s text:c="35"/>lib</text:p>
                <text:p><text:s text:c="35"/>constraints</text:p>
                <text:p><text:s text:c="35"/>config</text:p>
                <text:p><text:s text:c="31"/>bsdl <text:s text:c="3"/></text:p>
                <text:p><text:s text:c="36"/>bsdl file</text:p>
                <text:p><text:s text:c="31"/>debug</text:p>
                <text:p><text:s text:c="36"/>bit fil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1" draw:layer="layout" svg:width="25.199cm" svg:height="3.507cm" svg:x="1.4cm" svg:y="0.837cm" presentation:class="title">
          <draw:text-box>
            <text:p>Development Environment</text:p>
          </draw:text-box>
        </draw:frame>
        <draw:frame presentation:style-name="pr5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Socgen</text:p>
                <text:p><text:s text:c="14"/>Makefile </text:p>
                <text:p><text:s text:c="14"/>tools</text:p>
                <text:p><text:s text:c="20"/>install</text:p>
                <text:p><text:s text:c="20"/>sys</text:p>
                <text:p><text:s text:c="20"/>bin</text:p>
                <text:p><text:s text:c="14"/>projects</text:p>
                <text:p><text:s text:c="19"/>vendor(s)</text:p>
                <text:p><text:s text:c="25"/>library(s)</text:p>
                <text:p><text:s text:c="28"/>bin</text:p>
                <text:p><text:s text:c="28"/>doc</text:p>
                <text:p><text:s text:c="29"/>ip</text:p>
                <text:p><text:s text:c="34"/>component(s)</text:p>
                <text:p><text:s text:c="29"/>sw</text:p>
                <text:p><text:s text:c="35"/>program(s)</text:p>
                <text:p><text:s text:c="13"/>wor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ools and Scrip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oc_generate</text:p>
              </text:list-item>
              <text:list-item>
                <text:p>build_veriloglib</text:p>
              </text:list-item>
              <text:list-item>
                <text:p>build_verilog</text:p>
              </text:list-item>
              <text:list-item>
                <text:p>build_fizzim</text:p>
              </text:list-item>
              <text:list-item>
                <text:p>build_register</text:p>
              </text:list-item>
              <text:list-item>
                <text:p>setup_coverage</text:p>
              </text:list-item>
              <text:list-item>
                <text:p>setup_sim_fileset</text:p>
              </text:list-item>
              <text:list-item>
                <text:p>setup_syn_file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mmon Design Environmen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TL Modules</text:p>
                <text:p><text:s text:c="5"/>non synthesizable <text:s text:c="8"/>( pads, srams, plls etc)</text:p>
                <text:p><text:s text:c="5"/>clock and DFT <text:s text:c="14"/>( metastable filter, async fixes,distribution )</text:p>
                <text:p><text:s text:c="5"/>useful logic <text:s text:c="19"/>( counters, shift registers etc)</text:p>
                <text:p/>
              </text:list-item>
              <text:list-item>
                <text:p>Bus Definitions</text:p>
                <text:p><text:s text:c="5"/>system infrastructure <text:s text:c="4"/>( clocks, resets dft)</text:p>
                <text:p><text:s text:c="5"/>I/O <text:s text:c="32"/>( pads, pad muxing)</text:p>
                <text:p><text:s text:c="5"/>Everything but adhoc signals</text:p>
                <text:p><text:s/></text:p>
              </text:list-item>
              <text:list-item>
                <text:p>Simulation Functional Models</text:p>
                <text:p><text:s text:c="4"/>clock,reset and interrupts</text:p>
                <text:p><text:s text:c="4"/>micro and dma buses <text:s text:c="10"/>( protocol checkers)</text:p>
                <text:p><text:s text:c="4"/>external components <text:s text:c="11"/>( UART, PS2, Memory...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uabache Designworks</meta:initial-creator>
    <meta:creation-date>2010-05-14T15:01:03</meta:creation-date>
    <meta:editing-duration>PT3H49M31S</meta:editing-duration>
    <meta:editing-cycles>25</meta:editing-cycles>
    <dc:date>2012-01-09T10:00:12</dc:date>
    <dc:creator>Ouabache Designworks</dc:creator>
    <meta:generator>LibreOffice/3.4$Linux LibreOffice_project/340m1$Build-402</meta:generator>
    <meta:document-statistic meta:object-count="56"/>
  </office:meta>
</office:document-meta>
</file>